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0643606</text:p>
          </table:table-cell>
          <table:table-cell office:value-type="string" calcext:value-type="string">
            <text:p>2024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07096" calcext:value-type="float">
            <text:p>80.0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43606</text:p>
          </table:table-cell>
          <table:table-cell office:value-type="string" calcext:value-type="string">
            <text:p>2023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624" calcext:value-type="float">
            <text:p>80.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43606</text:p>
          </table:table-cell>
          <table:table-cell office:value-type="string" calcext:value-type="string">
            <text:p>2022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3192" calcext:value-type="float">
            <text:p>80.1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43606</text:p>
          </table:table-cell>
          <table:table-cell office:value-type="string" calcext:value-type="string">
            <text:p>2022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86344" calcext:value-type="float">
            <text:p>80.8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43606</text:p>
          </table:table-cell>
          <table:table-cell office:value-type="string" calcext:value-type="string">
            <text:p>2020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1584" calcext:value-type="float">
            <text:p>81.0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43606</text:p>
          </table:table-cell>
          <table:table-cell office:value-type="string" calcext:value-type="string">
            <text:p>2019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74152" calcext:value-type="float">
            <text:p>80.7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43606</text:p>
          </table:table-cell>
          <table:table-cell office:value-type="string" calcext:value-type="string">
            <text:p>2019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9768" calcext:value-type="float">
            <text:p>80.4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43606</text:p>
          </table:table-cell>
          <table:table-cell office:value-type="string" calcext:value-type="string">
            <text:p>2017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0352" calcext:value-type="float">
            <text:p>81.5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43606</text:p>
          </table:table-cell>
          <table:table-cell office:value-type="string" calcext:value-type="string">
            <text:p>2015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1208" calcext:value-type="float">
            <text:p>81.4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43606</text:p>
          </table:table-cell>
          <table:table-cell office:value-type="string" calcext:value-type="string">
            <text:p>2014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4736" calcext:value-type="float">
            <text:p>81.7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43606</text:p>
          </table:table-cell>
          <table:table-cell office:value-type="string" calcext:value-type="string">
            <text:p>2013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13776" calcext:value-type="float">
            <text:p>81.1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43606</text:p>
          </table:table-cell>
          <table:table-cell office:value-type="string" calcext:value-type="string">
            <text:p>2013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16824" calcext:value-type="float">
            <text:p>81.1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43606</text:p>
          </table:table-cell>
          <table:table-cell office:value-type="string" calcext:value-type="string">
            <text:p>2012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0352" calcext:value-type="float">
            <text:p>81.5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43606</text:p>
          </table:table-cell>
          <table:table-cell office:value-type="string" calcext:value-type="string">
            <text:p>2010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388" calcext:value-type="float">
            <text:p>81.8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43606</text:p>
          </table:table-cell>
          <table:table-cell office:value-type="string" calcext:value-type="string">
            <text:p>2010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4736" calcext:value-type="float">
            <text:p>81.7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43606</text:p>
          </table:table-cell>
          <table:table-cell office:value-type="string" calcext:value-type="string">
            <text:p>2008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388" calcext:value-type="float">
            <text:p>81.8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43606</text:p>
          </table:table-cell>
          <table:table-cell office:value-type="string" calcext:value-type="string">
            <text:p>2007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7032" calcext:value-type="float">
            <text:p>82.5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43606</text:p>
          </table:table-cell>
          <table:table-cell office:value-type="string" calcext:value-type="string">
            <text:p>2004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2752" calcext:value-type="float">
            <text:p>83.0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43606</text:p>
          </table:table-cell>
          <table:table-cell office:value-type="string" calcext:value-type="string">
            <text:p>2003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7824" calcext:value-type="float">
            <text:p>84.9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56" meta:object-count="0"/>
    <meta:user-defined meta:name="AppVersion">3.0</meta:user-defined>
  </office:meta>
</office:document-meta>
</file>